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.1388in"/>
    </style:style>
    <style:style style:name="T2" style:parent-style-name="Policepardéfaut" style:family="text">
      <style:text-properties style:font-name="Calibri"/>
    </style:style>
    <style:style style:name="P3" style:parent-style-name="Standard" style:family="paragraph">
      <style:paragraph-properties fo:margin-bottom="0.1388in"/>
    </style:style>
    <style:style style:name="T4" style:parent-style-name="Policepardéfaut" style:family="text">
      <style:text-properties style:font-name="Calibri"/>
    </style:style>
    <style:style style:name="P5" style:parent-style-name="Standard" style:family="paragraph">
      <style:paragraph-properties fo:margin-bottom="0.1388in"/>
    </style:style>
    <style:style style:name="T6" style:parent-style-name="Policepardéfaut" style:family="text">
      <style:text-properties style:font-name="Calibri"/>
    </style:style>
    <style:style style:name="P7" style:parent-style-name="Standard" style:family="paragraph">
      <style:paragraph-properties fo:margin-bottom="0.1388in"/>
    </style:style>
    <style:style style:name="T8" style:parent-style-name="Policepardéfaut" style:family="text">
      <style:text-properties style:font-name="Calibri"/>
    </style:style>
    <style:style style:name="P9" style:parent-style-name="Standard" style:family="paragraph">
      <style:paragraph-properties fo:margin-bottom="0.1388in"/>
    </style:style>
    <style:style style:name="T10" style:parent-style-name="Policepardéfaut" style:family="text">
      <style:text-properties style:font-name="Calibri"/>
    </style:style>
    <style:style style:name="P11" style:parent-style-name="Standard" style:family="paragraph">
      <style:paragraph-properties fo:text-align="end" fo:margin-bottom="0.1388in"/>
    </style:style>
    <style:style style:name="T12" style:parent-style-name="Policepardéfaut" style:family="text">
      <style:text-properties style:font-name="Calibri"/>
    </style:style>
    <style:style style:name="P13" style:parent-style-name="Standard" style:family="paragraph">
      <style:paragraph-properties fo:text-align="end" fo:margin-bottom="0.1388in"/>
    </style:style>
    <style:style style:name="T14" style:parent-style-name="Policepardéfaut" style:family="text">
      <style:text-properties style:font-name="Calibri"/>
    </style:style>
    <style:style style:name="P15" style:parent-style-name="Standard" style:family="paragraph">
      <style:paragraph-properties fo:text-align="end" fo:margin-bottom="0.1388in"/>
    </style:style>
    <style:style style:name="T16" style:parent-style-name="Policepardéfaut" style:family="text">
      <style:text-properties style:font-name="Calibri"/>
    </style:style>
    <style:style style:name="P17" style:parent-style-name="Standard" style:family="paragraph">
      <style:paragraph-properties fo:margin-bottom="0.1388in" fo:line-height="115%"/>
    </style:style>
    <style:style style:name="T18" style:parent-style-name="Policepardéfaut" style:family="text">
      <style:text-properties style:font-name="Calibri"/>
    </style:style>
    <style:style style:name="T19" style:parent-style-name="Policepardéfaut" style:family="text">
      <style:text-properties style:font-name="Calibri"/>
    </style:style>
    <style:style style:name="T20" style:parent-style-name="Policepardéfaut" style:family="text">
      <style:text-properties style:font-name="Calibri"/>
    </style:style>
    <style:style style:name="T21" style:parent-style-name="Policepardéfaut" style:family="text">
      <style:text-properties style:font-name="Calibri"/>
    </style:style>
    <style:style style:name="T22" style:parent-style-name="Policepardéfaut" style:family="text">
      <style:text-properties style:font-name="Calibri"/>
    </style:style>
    <style:style style:name="P23" style:parent-style-name="Standard" style:family="paragraph">
      <style:paragraph-properties fo:margin-bottom="0.1388in" fo:line-height="115%"/>
    </style:style>
    <style:style style:name="T24" style:parent-style-name="Policepardéfaut" style:family="text">
      <style:text-properties style:font-name="Calibri" fo:font-weight="bold" style:font-weight-asian="bold" style:font-weight-complex="bold"/>
    </style:style>
    <style:style style:name="T25" style:parent-style-name="Policepardéfaut" style:family="text">
      <style:text-properties style:font-name="Calibri"/>
    </style:style>
    <style:style style:name="T26" style:parent-style-name="Policepardéfaut" style:family="text">
      <style:text-properties style:font-name="Calibri"/>
    </style:style>
    <style:style style:name="P27" style:parent-style-name="Standard" style:family="paragraph">
      <style:paragraph-properties fo:margin-bottom="0.1388in" fo:line-height="115%"/>
    </style:style>
    <style:style style:name="T28" style:parent-style-name="Policepardéfaut" style:family="text">
      <style:text-properties style:font-name="Calibri"/>
    </style:style>
    <style:style style:name="P29" style:parent-style-name="Standard" style:family="paragraph">
      <style:paragraph-properties fo:margin-bottom="0.1388in" fo:line-height="115%"/>
    </style:style>
    <style:style style:name="T30" style:parent-style-name="Policepardéfaut" style:family="text">
      <style:text-properties style:font-name="Calibri"/>
    </style:style>
    <style:style style:name="T31" style:parent-style-name="Policepardéfaut" style:family="text">
      <style:text-properties style:font-name="Calibri"/>
    </style:style>
    <style:style style:name="T32" style:parent-style-name="Policepardéfaut" style:family="text">
      <style:text-properties style:font-name="Calibri"/>
    </style:style>
    <style:style style:name="P33" style:parent-style-name="Standard" style:family="paragraph">
      <style:paragraph-properties fo:margin-bottom="0.1388in" fo:line-height="115%"/>
      <style:text-properties style:font-name="Calibri"/>
    </style:style>
    <style:style style:name="P34" style:parent-style-name="Standard" style:family="paragraph">
      <style:paragraph-properties fo:margin-bottom="0.1388in" fo:line-height="115%"/>
      <style:text-properties style:font-name="Calibri"/>
    </style:style>
    <style:style style:name="P35" style:parent-style-name="Standard" style:family="paragraph">
      <style:paragraph-properties fo:margin-bottom="0.1388in" fo:line-height="115%"/>
      <style:text-properties style:font-name="Calibri"/>
    </style:style>
    <style:style style:name="P36" style:parent-style-name="Standard" style:family="paragraph">
      <style:paragraph-properties fo:margin-bottom="0.1388in" fo:line-height="115%"/>
      <style:text-properties style:font-name="Calibri"/>
    </style:style>
    <style:style style:name="P37" style:parent-style-name="Standard" style:family="paragraph">
      <style:paragraph-properties fo:margin-bottom="0.1388in" fo:line-height="115%"/>
      <style:text-properties style:font-name="Calibri"/>
    </style:style>
    <style:style style:name="P38" style:parent-style-name="Standard" style:family="paragraph">
      <style:paragraph-properties fo:margin-bottom="0.1388in" fo:line-height="115%"/>
      <style:text-properties style:font-name="Calibri"/>
    </style:style>
    <style:style style:name="P39" style:parent-style-name="Standard" style:family="paragraph">
      <style:paragraph-properties fo:margin-bottom="0.1388in" fo:line-height="115%"/>
      <style:text-properties style:font-name="Calibri"/>
    </style:style>
    <style:style style:name="P40" style:parent-style-name="Standard" style:family="paragraph">
      <style:paragraph-properties fo:margin-bottom="0.1388in" fo:line-height="115%"/>
    </style:style>
    <style:style style:name="T41" style:parent-style-name="Policepardéfaut" style:family="text">
      <style:text-properties style:font-name="Calibri"/>
    </style:style>
  </office:automatic-styles>
  <office:body>
    <office:text text:use-soft-page-breaks="true">
      <text:p text:style-name="P1"><text:span text:style-name="T2">Théo Richard</text:span></text:p>
      <text:p text:style-name="P3"><text:span text:style-name="T4">3 rue Louis Braille</text:span></text:p>
      <text:p text:style-name="P5"><text:span text:style-name="T6">31520 RAMONVILLE-SAINT-AGNE</text:span></text:p>
      <text:p text:style-name="P7"><text:span text:style-name="T8">07 88 11 88 04</text:span></text:p>
      <text:p text:style-name="P9"><text:a xlink:href="mailto:theo.richard31520@gmail.com" office:target-frame-name="_top" xlink:show="replace"><text:span text:style-name="T10">theo.richard31520@gmail.com</text:span></text:a></text:p>
      <text:p text:style-name="P11"><text:span text:style-name="T12">Iwit Systems</text:span></text:p>
      <text:p text:style-name="P13"><text:span text:style-name="T14">32 rue de Metz</text:span></text:p>
      <text:p text:style-name="P15"><text:span text:style-name="T16">31000 Toulouse</text:span></text:p>
      <text:p text:style-name="P17"><text:span text:style-name="T18"><text:s text:c="98"/></text:span><text:span text:style-name="T19"><text:s text:c="16"/>Ramonville, le 24</text:span><text:span text:style-name="T20"><text:s/></text:span><text:span text:style-name="T21">janvier</text:span><text:span text:style-name="T22"><text:s/>2023</text:span></text:p>
      <text:p text:style-name="P23"><text:span text:style-name="T24">Objet :<text:s/></text:span><text:span text:style-name="T25">Candidature pour un stage en tant que Développeur web &amp; Web mobil</text:span><text:span text:style-name="T26">e</text:span></text:p>
      <text:p text:style-name="P27"><text:span text:style-name="T28">Madame, Monsieur :</text:span></text:p>
      <text:p text:style-name="P29"><text:span text:style-name="T30">Actuellement en formation<text:s/></text:span><text:span text:style-name="T31">professionnalisante</text:span><text:span text:style-name="T32"><text:s/>Développeur web &amp; Web mobile au pôle numérique de l’ADRAR, je souhaite préparer un stage pour effectuer ma première expérience en entreprise.</text:span></text:p>
      <text:p text:style-name="P33">En effet, j’ai toujours eu un intérêt pour le<text:s/>monde du numérique et plus particulièrement lorsque j’ai découvert le métier de développeur. Effectuer cette formation à l’ADRAR a confirmé mon envie de suivre cette<text:s/>voie,<text:s/>ainsi que de réaliser un stage pour faire un premier pas vers une première expérience professionnelle dans ce domaine.</text:p>
      <text:p text:style-name="P34">Après m'être renseigné sur votre<text:s/>site web, les technologies utilisées tant en front (JS, HTML/CSS) qu’en back (PHP, SQL) ainsi que vos valeurs comme la bienveillance ou la confiance<text:s/>m'ont particulièrement intéressées et m'ont rendu d'autant plus enthousiaste à l'idée de pouvoir intégrer<text:s/>ce groupe.</text:p>
      <text:p text:style-name="P35">Habitué au travail en groupe et organisé, je suis prêt à apprendre et je sais m'adapter rapidement.</text:p>
      <text:p text:style-name="P36">Soucieux de développer mes connaissances sur le monde du<text:s/>numérique, j’espère<text:s/>que ma candidature saura vous intéresser et me tiens donc à votre<text:s/>disposition pour vous rencontrer ainsi que discuter plus en détail de mes motivations.</text:p>
      <text:p text:style-name="P37">Je vous remercie de l'attention que vous porterez à ma demande et reste disponible pour toute information complémentaire.</text:p>
      <text:p text:style-name="P38">Cordialement,</text:p>
      <text:p text:style-name="P39"/>
      <text:p text:style-name="P40"><text:span text:style-name="T41"><text:s text:c="122"/>M. RICHARD Thé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cyberdev</dc:creator>
    <meta:creation-date>2023-12-04T18:14:00Z</meta:creation-date>
    <dc:date>2024-01-24T15:10:00Z</dc:date>
    <meta:template xlink:href="Normal.dotm" xlink:type="simple"/>
    <meta:editing-cycles>6</meta:editing-cycles>
    <meta:editing-duration>PT7200S</meta:editing-duration>
    <meta:document-statistic meta:page-count="1" meta:paragraph-count="3" meta:word-count="287" meta:character-count="1864" meta:row-count="13" meta:non-whitespace-character-count="1580"/>
  </office:meta>
</office:document-meta>
</file>